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in Modern Mono Light" svg:font-family="'Latin Modern Mono Light'" style:font-adornments="10 Bold" style:font-pitch="fixed"/>
    <style:font-face style:name="Latin Modern Mono Light1" svg:font-family="'Latin Modern Mono Light'" style:font-adornments="10 Regular"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normal" officeooo:rsid="004562ca" officeooo:paragraph-rsid="004562ca" style:font-weight-asian="normal" style:font-weight-complex="normal"/>
    </style:style>
    <style:style style:name="P2" style:family="paragraph" style:parent-style-name="Text_20_body">
      <style:paragraph-properties fo:text-align="justify" style:justify-single-word="false"/>
      <style:text-properties fo:font-weight="normal" officeooo:rsid="00492e11" officeooo:paragraph-rsid="00492e11" style:font-weight-asian="normal" style:font-weight-complex="normal"/>
    </style:style>
    <style:style style:name="P3" style:family="paragraph" style:parent-style-name="Text_20_body">
      <style:paragraph-properties fo:margin-top="0cm" fo:margin-bottom="0cm" style:contextual-spacing="false"/>
      <style:text-properties fo:font-weight="normal" officeooo:rsid="0068a5b2" officeooo:paragraph-rsid="0068a5b2" style:font-weight-asian="normal" style:font-weight-complex="normal"/>
    </style:style>
    <style:style style:name="P4" style:family="paragraph" style:parent-style-name="Text_20_body">
      <style:text-properties fo:font-weight="normal" officeooo:rsid="008a3174" officeooo:paragraph-rsid="008a3174" style:font-weight-asian="normal" style:font-weight-complex="normal"/>
    </style:style>
    <style:style style:name="P5" style:family="paragraph" style:parent-style-name="Text_20_body">
      <style:text-properties fo:font-weight="normal" officeooo:rsid="0090bbf0" officeooo:paragraph-rsid="0090bbf0" style:font-weight-asian="normal" style:font-weight-complex="normal"/>
    </style:style>
    <style:style style:name="P6" style:family="paragraph" style:parent-style-name="Text_20_body">
      <style:text-properties fo:font-weight="normal" officeooo:rsid="009a2754" officeooo:paragraph-rsid="009a2754" style:font-weight-asian="normal" style:font-weight-complex="normal"/>
    </style:style>
    <style:style style:name="P7" style:family="paragraph" style:parent-style-name="Text_20_body">
      <style:text-properties fo:font-weight="normal" officeooo:rsid="009d9968" officeooo:paragraph-rsid="009d9968" style:font-weight-asian="normal" style:font-weight-complex="normal"/>
    </style:style>
    <style:style style:name="P8" style:family="paragraph" style:parent-style-name="Text_20_body">
      <style:text-properties fo:font-weight="normal" officeooo:rsid="009f6ead" officeooo:paragraph-rsid="009f6ead" style:font-weight-asian="normal" style:font-weight-complex="normal"/>
    </style:style>
    <style:style style:name="P9" style:family="paragraph" style:parent-style-name="Text_20_body">
      <style:text-properties fo:font-weight="normal" officeooo:rsid="00a0734f" officeooo:paragraph-rsid="00a0734f" style:font-weight-asian="normal" style:font-weight-complex="normal"/>
    </style:style>
    <style:style style:name="P10" style:family="paragraph" style:parent-style-name="Text_20_body">
      <style:text-properties fo:font-weight="normal" officeooo:rsid="00a3f0cb" officeooo:paragraph-rsid="00a3f0cb" style:font-weight-asian="normal" style:font-weight-complex="normal"/>
    </style:style>
    <style:style style:name="P11" style:family="paragraph" style:parent-style-name="Text_20_body">
      <style:text-properties fo:font-weight="normal" officeooo:rsid="00a4bed7" officeooo:paragraph-rsid="00a4bed7" style:font-weight-asian="normal" style:font-weight-complex="normal"/>
    </style:style>
    <style:style style:name="P12" style:family="paragraph" style:parent-style-name="Text_20_body">
      <style:text-properties fo:font-weight="normal" officeooo:rsid="00a6cf7e" officeooo:paragraph-rsid="00a6cf7e" style:font-weight-asian="normal" style:font-weight-complex="normal"/>
    </style:style>
    <style:style style:name="P13" style:family="paragraph" style:parent-style-name="Text_20_body">
      <style:text-properties fo:font-weight="normal" officeooo:rsid="00a9ca74" officeooo:paragraph-rsid="00a9ca74" style:font-weight-asian="normal" style:font-weight-complex="normal"/>
    </style:style>
    <style:style style:name="P14" style:family="paragraph" style:parent-style-name="Text_20_body">
      <style:text-properties fo:font-weight="normal" officeooo:rsid="00aaafb4" officeooo:paragraph-rsid="00aaafb4" style:font-weight-asian="normal" style:font-weight-complex="normal"/>
    </style:style>
    <style:style style:name="P15" style:family="paragraph" style:parent-style-name="Text_20_body">
      <style:text-properties fo:font-weight="normal" officeooo:rsid="00ae1a89" officeooo:paragraph-rsid="00ae1a89" style:font-weight-asian="normal" style:font-weight-complex="normal"/>
    </style:style>
    <style:style style:name="P16" style:family="paragraph" style:parent-style-name="Text_20_body">
      <style:text-properties fo:font-weight="normal" officeooo:paragraph-rsid="00b1aa7f" style:font-weight-asian="normal" style:font-weight-complex="normal"/>
    </style:style>
    <style:style style:name="P17" style:family="paragraph" style:parent-style-name="Text_20_body">
      <style:text-properties fo:font-weight="normal" officeooo:rsid="00b473ec" officeooo:paragraph-rsid="00b473ec" style:font-weight-asian="normal" style:font-weight-complex="normal"/>
    </style:style>
    <style:style style:name="P18" style:family="paragraph" style:parent-style-name="Text_20_body">
      <style:text-properties fo:font-weight="normal" officeooo:rsid="00b5808f" officeooo:paragraph-rsid="00b5808f" style:font-weight-asian="normal" style:font-weight-complex="normal"/>
    </style:style>
    <style:style style:name="P19" style:family="paragraph" style:parent-style-name="Text_20_body">
      <style:text-properties fo:font-weight="normal" officeooo:rsid="00b77092" officeooo:paragraph-rsid="00b77092" style:font-weight-asian="normal" style:font-weight-complex="normal"/>
    </style:style>
    <style:style style:name="P20" style:family="paragraph" style:parent-style-name="Text_20_body">
      <style:text-properties fo:font-weight="normal" officeooo:rsid="00b7bb28" officeooo:paragraph-rsid="00b7bb28" style:font-weight-asian="normal" style:font-weight-complex="normal"/>
    </style:style>
    <style:style style:name="P21" style:family="paragraph" style:parent-style-name="Text_20_body">
      <style:text-properties fo:font-weight="normal" officeooo:rsid="00b9b3f4" officeooo:paragraph-rsid="00b9b3f4" style:font-weight-asian="normal" style:font-weight-complex="normal"/>
    </style:style>
    <style:style style:name="P22" style:family="paragraph" style:parent-style-name="Text_20_body">
      <style:paragraph-properties fo:text-align="justify" style:justify-single-word="false"/>
      <style:text-properties officeooo:rsid="004eef4f" officeooo:paragraph-rsid="004eef4f"/>
    </style:style>
    <style:style style:name="P23" style:family="paragraph" style:parent-style-name="Text_20_body">
      <style:paragraph-properties fo:text-align="justify" style:justify-single-word="false"/>
      <style:text-properties officeooo:rsid="005224ca" officeooo:paragraph-rsid="005224ca"/>
    </style:style>
    <style:style style:name="P24" style:family="paragraph" style:parent-style-name="Text_20_body">
      <style:paragraph-properties fo:margin-top="0cm" fo:margin-bottom="0cm" style:contextual-spacing="false"/>
    </style:style>
    <style:style style:name="P25" style:family="paragraph" style:parent-style-name="Text_20_body">
      <style:text-properties officeooo:rsid="005994ed" officeooo:paragraph-rsid="005994ed"/>
    </style:style>
    <style:style style:name="P26" style:family="paragraph" style:parent-style-name="Text_20_body">
      <style:paragraph-properties fo:margin-top="0.347cm" fo:margin-bottom="0.312cm" style:contextual-spacing="false"/>
      <style:text-properties fo:font-weight="bold" officeooo:rsid="00674cfd" officeooo:paragraph-rsid="00674cfd" style:font-weight-asian="bold" style:font-weight-complex="bold"/>
    </style:style>
    <style:style style:name="P27" style:family="paragraph" style:parent-style-name="Text_20_body">
      <style:text-properties fo:font-weight="bold" officeooo:rsid="0085f40c" officeooo:paragraph-rsid="0085f40c" style:font-weight-asian="bold" style:font-weight-complex="bold"/>
    </style:style>
    <style:style style:name="P28" style:family="paragraph" style:parent-style-name="Text_20_body">
      <style:text-properties fo:font-weight="bold" officeooo:rsid="008783a6" officeooo:paragraph-rsid="008783a6" style:font-weight-asian="bold" style:font-weight-complex="bold"/>
    </style:style>
    <style:style style:name="P29" style:family="paragraph" style:parent-style-name="Text_20_body">
      <style:text-properties fo:font-weight="bold" officeooo:rsid="008a3174" officeooo:paragraph-rsid="008a3174" style:font-weight-asian="bold" style:font-weight-complex="bold"/>
    </style:style>
    <style:style style:name="P30" style:family="paragraph" style:parent-style-name="Text_20_body">
      <style:text-properties fo:font-weight="bold" officeooo:paragraph-rsid="00b1aa7f" style:font-weight-asian="bold" style:font-weight-complex="bold"/>
    </style:style>
    <style:style style:name="P31" style:family="paragraph" style:parent-style-name="Text_20_body">
      <style:text-properties fo:font-weight="bold" officeooo:rsid="00b1aa7f" officeooo:paragraph-rsid="00b1aa7f" style:font-weight-asian="bold" style:font-weight-complex="bold"/>
    </style:style>
    <style:style style:name="P32" style:family="paragraph" style:parent-style-name="Text_20_body">
      <style:text-properties fo:font-weight="bold" officeooo:rsid="00c0dce4" officeooo:paragraph-rsid="00c0dce4" style:font-weight-asian="bold" style:font-weight-complex="bold"/>
    </style:style>
    <style:style style:name="P33" style:family="paragraph" style:parent-style-name="Text_20_body">
      <style:text-properties officeooo:rsid="0070278d" officeooo:paragraph-rsid="0070278d"/>
    </style:style>
    <style:style style:name="P34" style:family="paragraph" style:parent-style-name="Text_20_body">
      <style:text-properties officeooo:rsid="00722659" officeooo:paragraph-rsid="00722659"/>
    </style:style>
    <style:style style:name="P35" style:family="paragraph" style:parent-style-name="Text_20_body">
      <style:text-properties officeooo:rsid="0072f0cc" officeooo:paragraph-rsid="0072f0cc"/>
    </style:style>
    <style:style style:name="P36" style:family="paragraph" style:parent-style-name="Text_20_body">
      <style:text-properties officeooo:rsid="007a3021" officeooo:paragraph-rsid="007a3021"/>
    </style:style>
    <style:style style:name="P37" style:family="paragraph" style:parent-style-name="Text_20_body">
      <style:text-properties officeooo:rsid="007a7a1b" officeooo:paragraph-rsid="007a7a1b"/>
    </style:style>
    <style:style style:name="P38" style:family="paragraph" style:parent-style-name="Text_20_body">
      <style:text-properties officeooo:rsid="007f61be" officeooo:paragraph-rsid="007f61be"/>
    </style:style>
    <style:style style:name="P39" style:family="paragraph" style:parent-style-name="Text_20_body">
      <style:text-properties officeooo:rsid="0085f40c" officeooo:paragraph-rsid="0085f40c"/>
    </style:style>
    <style:style style:name="P40" style:family="paragraph" style:parent-style-name="Text_20_body">
      <style:text-properties officeooo:rsid="0085f40c" officeooo:paragraph-rsid="008783a6"/>
    </style:style>
    <style:style style:name="P41" style:family="paragraph" style:parent-style-name="Text_20_body">
      <style:text-properties officeooo:paragraph-rsid="008a3174"/>
    </style:style>
    <style:style style:name="P42" style:family="paragraph" style:parent-style-name="Text_20_body">
      <style:text-properties fo:font-style="normal" fo:font-weight="normal" officeooo:rsid="008bd005" officeooo:paragraph-rsid="008bd005" style:font-style-asian="normal" style:font-weight-asian="normal" style:font-style-complex="normal" style:font-weight-complex="normal"/>
    </style:style>
    <style:style style:name="P43" style:family="paragraph" style:parent-style-name="Text_20_body">
      <style:paragraph-properties fo:margin-top="0cm" fo:margin-bottom="0cm" style:contextual-spacing="false"/>
      <style:text-properties officeooo:paragraph-rsid="005ef981"/>
    </style:style>
    <style:style style:name="P44" style:family="paragraph" style:parent-style-name="Heading_20_1">
      <style:paragraph-properties fo:text-align="justify" style:justify-single-word="false"/>
      <style:text-properties officeooo:rsid="00408286" officeooo:paragraph-rsid="00408286"/>
    </style:style>
    <style:style style:name="P45" style:family="paragraph" style:parent-style-name="Heading_20_3">
      <style:paragraph-properties fo:text-align="justify" style:justify-single-word="false"/>
    </style:style>
    <style:style style:name="P46" style:family="paragraph" style:parent-style-name="Heading_20_3">
      <style:paragraph-properties fo:margin-top="0cm" fo:margin-bottom="0cm" style:contextual-spacing="false"/>
    </style:style>
    <style:style style:name="P47" style:family="paragraph" style:parent-style-name="Text_20_body" style:list-style-name="L1">
      <style:text-properties officeooo:rsid="00ca8fca" officeooo:paragraph-rsid="00ca8fca"/>
    </style:style>
    <style:style style:name="P48" style:family="paragraph" style:parent-style-name="Text_20_body">
      <style:text-properties officeooo:rsid="00ca8fca" officeooo:paragraph-rsid="00ca8fca"/>
    </style:style>
    <style:style style:name="P49" style:family="paragraph" style:parent-style-name="Text_20_body" style:list-style-name="L1">
      <style:text-properties officeooo:rsid="00cab28e" officeooo:paragraph-rsid="00cab28e"/>
    </style:style>
    <style:style style:name="P50" style:family="paragraph" style:parent-style-name="Text_20_body">
      <style:text-properties fo:font-weight="bold" officeooo:rsid="00cab28e" officeooo:paragraph-rsid="00cab28e" style:font-weight-asian="bold" style:font-weight-complex="bold"/>
    </style:style>
    <style:style style:name="P51" style:family="paragraph" style:parent-style-name="Text_20_body" style:list-style-name="L1">
      <style:text-properties officeooo:rsid="00ccaca8" officeooo:paragraph-rsid="00ccaca8"/>
    </style:style>
    <style:style style:name="P52" style:family="paragraph" style:parent-style-name="Text_20_body">
      <style:text-properties officeooo:rsid="00ccaca8" officeooo:paragraph-rsid="00ccaca8"/>
    </style:style>
    <style:style style:name="P53" style:family="paragraph" style:parent-style-name="Text_20_body" style:list-style-name="L1">
      <style:text-properties officeooo:rsid="00ceb925" officeooo:paragraph-rsid="00ceb925"/>
    </style:style>
    <style:style style:name="T1" style:family="text">
      <style:text-properties officeooo:rsid="004731cc"/>
    </style:style>
    <style:style style:name="T2" style:family="text">
      <style:text-properties officeooo:rsid="00492e11"/>
    </style:style>
    <style:style style:name="T3" style:family="text">
      <style:text-properties officeooo:rsid="004a0fb4"/>
    </style:style>
    <style:style style:name="T4" style:family="text">
      <style:text-properties officeooo:rsid="004b2895"/>
    </style:style>
    <style:style style:name="T5" style:family="text">
      <style:text-properties officeooo:rsid="005029f8"/>
    </style:style>
    <style:style style:name="T6" style:family="text">
      <style:text-properties officeooo:rsid="0051eb96"/>
    </style:style>
    <style:style style:name="T7" style:family="text">
      <style:text-properties officeooo:rsid="005224ca"/>
    </style:style>
    <style:style style:name="T8" style:family="text">
      <style:text-properties officeooo:rsid="00530059"/>
    </style:style>
    <style:style style:name="T9" style:family="text">
      <style:text-properties officeooo:rsid="00535be5"/>
    </style:style>
    <style:style style:name="T10" style:family="text">
      <style:text-properties officeooo:rsid="0053944d"/>
    </style:style>
    <style:style style:name="T11" style:family="text">
      <style:text-properties officeooo:rsid="005b5b28"/>
    </style:style>
    <style:style style:name="T12" style:family="text">
      <style:text-properties officeooo:rsid="005ba66f"/>
    </style:style>
    <style:style style:name="T13" style:family="text">
      <style:text-properties officeooo:rsid="005ca29b"/>
    </style:style>
    <style:style style:name="T14" style:family="text">
      <style:text-properties officeooo:rsid="005cf728"/>
    </style:style>
    <style:style style:name="T15" style:family="text">
      <style:text-properties officeooo:rsid="005e3d27"/>
    </style:style>
    <style:style style:name="T16" style:family="text">
      <style:text-properties officeooo:rsid="005ef981"/>
    </style:style>
    <style:style style:name="T17" style:family="text">
      <style:text-properties officeooo:rsid="006063f0"/>
    </style:style>
    <style:style style:name="T18" style:family="text">
      <style:text-properties officeooo:rsid="006191b8"/>
    </style:style>
    <style:style style:name="T19" style:family="text">
      <style:text-properties officeooo:rsid="006c7cf5"/>
    </style:style>
    <style:style style:name="T20" style:family="text">
      <style:text-properties officeooo:rsid="006e6de0"/>
    </style:style>
    <style:style style:name="T21" style:family="text">
      <style:text-properties officeooo:rsid="00722659"/>
    </style:style>
    <style:style style:name="T22" style:family="text">
      <style:text-properties officeooo:rsid="00728b4b"/>
    </style:style>
    <style:style style:name="T23" style:family="text">
      <style:text-properties officeooo:rsid="0072f0cc"/>
    </style:style>
    <style:style style:name="T24" style:family="text">
      <style:text-properties officeooo:rsid="00768e62"/>
    </style:style>
    <style:style style:name="T25" style:family="text">
      <style:text-properties officeooo:rsid="007a7a1b"/>
    </style:style>
    <style:style style:name="T26" style:family="text">
      <style:text-properties officeooo:rsid="00811819"/>
    </style:style>
    <style:style style:name="T27" style:family="text">
      <style:text-properties officeooo:rsid="0083d792"/>
    </style:style>
    <style:style style:name="T28" style:family="text">
      <style:text-properties officeooo:rsid="0085a00e"/>
    </style:style>
    <style:style style:name="T29" style:family="text">
      <style:text-properties officeooo:rsid="008783a6"/>
    </style:style>
    <style:style style:name="T30" style:family="text">
      <style:text-properties fo:font-weight="bold" style:font-weight-asian="bold" style:font-weight-complex="bold"/>
    </style:style>
    <style:style style:name="T31" style:family="text">
      <style:text-properties fo:font-weight="bold" officeooo:rsid="008783a6" style:font-weight-asian="bold" style:font-weight-complex="bold"/>
    </style:style>
    <style:style style:name="T32" style:family="text">
      <style:text-properties fo:font-weight="bold" officeooo:rsid="008a3174" style:font-weight-asian="bold" style:font-weight-complex="bold"/>
    </style:style>
    <style:style style:name="T33" style:family="text">
      <style:text-properties fo:font-weight="bold" officeooo:rsid="00944738" style:font-weight-asian="bold" style:font-weight-complex="bold"/>
    </style:style>
    <style:style style:name="T34" style:family="text">
      <style:text-properties fo:font-weight="bold" officeooo:rsid="0095220c" style:font-weight-asian="bold" style:font-weight-complex="bold"/>
    </style:style>
    <style:style style:name="T35" style:family="text">
      <style:text-properties officeooo:rsid="008b8856"/>
    </style:style>
    <style:style style:name="T36" style:family="text">
      <style:text-properties officeooo:rsid="008db243"/>
    </style:style>
    <style:style style:name="T37" style:family="text">
      <style:text-properties officeooo:rsid="0093087d"/>
    </style:style>
    <style:style style:name="T38" style:family="text">
      <style:text-properties officeooo:rsid="0097ecda"/>
    </style:style>
    <style:style style:name="T39" style:family="text">
      <style:text-properties officeooo:rsid="009a4890"/>
    </style:style>
    <style:style style:name="T40" style:family="text">
      <style:text-properties officeooo:rsid="009c4a56"/>
    </style:style>
    <style:style style:name="T41" style:family="text">
      <style:text-properties officeooo:rsid="009fbe24"/>
    </style:style>
    <style:style style:name="T42" style:family="text">
      <style:text-properties officeooo:rsid="00a20a11"/>
    </style:style>
    <style:style style:name="T43" style:family="text">
      <style:text-properties officeooo:rsid="00a4bed7"/>
    </style:style>
    <style:style style:name="T44" style:family="text">
      <style:text-properties officeooo:rsid="00a72be0"/>
    </style:style>
    <style:style style:name="T45" style:family="text">
      <style:text-properties officeooo:rsid="00a7c4d4"/>
    </style:style>
    <style:style style:name="T46" style:family="text">
      <style:text-properties officeooo:rsid="00ab0d3a"/>
    </style:style>
    <style:style style:name="T47" style:family="text">
      <style:text-properties officeooo:rsid="00ac57d9"/>
    </style:style>
    <style:style style:name="T48" style:family="text">
      <style:text-properties officeooo:rsid="00af6a93"/>
    </style:style>
    <style:style style:name="T49" style:family="text">
      <style:text-properties officeooo:rsid="00b1aa7f"/>
    </style:style>
    <style:style style:name="T50" style:family="text">
      <style:text-properties officeooo:rsid="00b23d92"/>
    </style:style>
    <style:style style:name="T51" style:family="text">
      <style:text-properties officeooo:rsid="00b3d839"/>
    </style:style>
    <style:style style:name="T52" style:family="text">
      <style:text-properties officeooo:rsid="00b43503"/>
    </style:style>
    <style:style style:name="T53" style:family="text">
      <style:text-properties officeooo:rsid="00b56547"/>
    </style:style>
    <style:style style:name="T54" style:family="text">
      <style:text-properties officeooo:rsid="00b7bb28"/>
    </style:style>
    <style:style style:name="T55" style:family="text">
      <style:text-properties officeooo:rsid="00bd8112"/>
    </style:style>
    <style:style style:name="T56" style:family="text">
      <style:text-properties fo:font-weight="normal" style:font-weight-asian="normal" style:font-weight-complex="normal"/>
    </style:style>
    <style:style style:name="T57" style:family="text">
      <style:text-properties fo:font-weight="normal" officeooo:rsid="00c92f0c" style:font-weight-asian="normal" style:font-weight-complex="normal"/>
    </style:style>
    <style:style style:name="T58" style:family="text">
      <style:text-properties fo:font-weight="normal" officeooo:rsid="00cab28e" style:font-weight-asian="normal" style:font-weight-complex="normal"/>
    </style:style>
    <style:style style:name="T59" style:family="text">
      <style:text-properties fo:font-weight="normal" officeooo:rsid="00cd6aa8"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General Interview Questions</text:h>
      <text:h text:style-name="P45" text:outline-level="3">1. Tell me about the most challenging engineering project that you have been involved with during the past year.</text:h>
      <text:p text:style-name="P1">During my PhD I had a side project to develop a microfluidic chip for the novel application of assessing insulin pump accuracy. <text:span text:style-name="T1">Coming from electrical engineering, the concepts involved around around fluid mechanics were quite alien to me, </text:span><text:span text:style-name="T2">and due to the application, there was really no person in the department who had experience around this kind of application. As such, this project involved lots of trial and error, at each stage trying to ascertain if the results were what we were expecting, and if not, why not. At each new design iteration we would assess the results, and talk through our findings with each other, and with others in the department who had more experience in microfluidics, before beginning the next stage of the design.</text:span></text:p>
      <text:p text:style-name="P2">Part of what made the project so challenging was that as we continued pushing forward with new design iterations, and manufacturing approaches, we had to learn a new set of skills which made the process somewhat slow, and also increased the feelings of dejection if something didn't work. <text:span text:style-name="T3">Even so, at the conclusion of this side project we had obtained multiple good quality results, which served as a solid proof of concept for what we were trying to achieve. </text:span><text:span text:style-name="T4">Overall, when I look back </text:span><text:span text:style-name="T6">I’m</text:span><text:span text:style-name="T4"> really proud that i didn't give up and kept pushing forward, formulating new concepts and trying new ideas, which led to a successful conclusion of the project.</text:span></text:p>
      <text:h text:style-name="P45" text:outline-level="3">2. Why did you select electrical engineering as your field or major?</text:h>
      <text:p text:style-name="P22">I chose electrical engineering as my major as <text:span text:style-name="T5">right from when i started preparing for university I had downloaded python, and had quite a lot of fun writing small programs. Then during my intermediate year, I was introduced to C and </text:span><text:span text:style-name="T6">A</text:span><text:span text:style-name="T5">rduino by a friend, so i bought one along with a bulk lot of sensors and a breadboard, and just played around making my own small projects. Then when it came time to choose it seemed as though electrical was the obvious choice, since </text:span><text:span text:style-name="T6">I</text:span><text:span text:style-name="T5"> wasn't really interested in software engineering or computer science because </text:span><text:span text:style-name="T55">I</text:span><text:span text:style-name="T5"> like to have a practical element and work on something tangible.</text:span></text:p>
      <text:h text:style-name="P45" text:outline-level="3"><text:span text:style-name="T7">3. </text:span>What appeals to you about working for our company?</text:h>
      <text:p text:style-name="P23">I think the technologies you are working with are really interesting, and <text:span text:style-name="T8">as well as that, I like the application as it appeals to the side of me that wants to have a job I feel is meaningful. </text:span><text:span text:style-name="T9">When I left my old job/career one of the things I told myself is to make sure I end up finding a job which I feel <text:s/>I am making a positive impact through my work. I feel this is true for SPS</text:span><text:span text:style-name="T8"> because your </text:span><text:span text:style-name="T10">technology is</text:span><text:span text:style-name="T8"> being used to reduce the proliferation of an invasive species of tree, removing them safely from landscapes which may be difficult to access, or be completely inaccessible, </text:span><text:span text:style-name="T9">its a very clear positive outcome as a result of your guys work.</text:span></text:p>
      <text:h text:style-name="Heading_20_3" text:outline-level="3">4. Why did you apply for this particular job?</text:h>
      <text:p text:style-name="P25">There were three main reasons I have applied for this job. <text:span text:style-name="T11">Firstly, as I said before, I find what you are interesting, and think it could fulfil my wish to have a job I find meaningful. In terms of </text:span><text:span text:style-name="T12">the tasks, I was attracted to this job as it </text:span><text:span text:style-name="T13">requires a wide range of skills, in both hardware and firmware. I also feel with my research background, I have already experience in completing R&amp;D designing an embedded system, and so I think I’d be a good fit for the role. I was also attracted to the collaborative nature of the role, as I did find my PhD to be a somewhat solitary experience, </text:span><text:span text:style-name="T14">and so I have been really looking forward to working in a team and being able to make my own contributions to others projects. </text:span><text:span text:style-name="T15">I think my research background, as well as the breadth of learning I have completed in such a short time over the last few years really highlights my ability to learn and understand new skills quickly, which is perfect for this role.</text:span></text:p>
      <text:h text:style-name="Heading_20_3" text:outline-level="3"><text:soft-page-break/>5. In what instances have you demonstrated leadership skills, and how would you describe</text:h>
      <text:h text:style-name="P46" text:outline-level="3">your style?</text:h>
      <text:p text:style-name="P24"/>
      <text:p text:style-name="P43"><text:span text:style-name="T16">Towards the end of my postgraduate studies I took a senior tutor/lecturer role for a controls course at the university, where I was responsible for all administrative type tasks as well as delivering content to students over 6 weeks. </text:span><text:span text:style-name="T17">I feel that initially I took a very proactive role in tutoring and other activities, attending tutorials regularly to ensure the tutors were managing with delivering course content well, and were happy within their role. I also tried to involve those who were interested in giving and receiving feedback on test questions we had written, and ensuring marking rubrics were fair. I felt my leadership style was very collaborative, and I valued the opportunity to get other’s opinions before </text:span><text:span text:style-name="T18">making decisions, and took on feedback positively, to ensure the students received the best possible course we could deliver.</text:span></text:p>
      <text:p text:style-name="P26">6. What processes have you helped develop or singularly created that enhanced engineering performance capabilities? What was the impact of this process on your team’s/department’s/division’s performance and/or how did this impact something bigger company-wide?</text:p>
      <text:p text:style-name="P3">During my tutoring time I helped collaboratively develop python code to test and mark students understanding of parameter identification algorithms. Alongside another tutor, we wrote and tested each others code, <text:span text:style-name="T19">to ensure robustness when the code was released for class assessment. </text:span><text:span text:style-name="T20">The code meant <text:s/>that not only was assessment marking able to be made automated, saving tutoring hours and hence cost, but also we were able to test students abilities over a wider range of topics, and ensure better learning outcomes. </text:span></text:p>
      <text:h text:style-name="Heading_20_3" text:outline-level="3">7. Tell me about your greatest success in using logic to solve an engineering problem.</text:h>
      <text:p text:style-name="Text_20_body"/>
      <text:h text:style-name="Heading_20_3" text:outline-level="3">8. Describe an occasion when you worked on a team and something did not go well. How did you respond?</text:h>
      <text:p text:style-name="P33">About a year after I started bricklaying, myself and another worker were left to start work together on a new <text:span text:style-name="T21">job. Since he was new, and I was keen to prove myself we set up the job quickly, and although <text:s/>I remember doing all the proper preparation, I must have made a bad calculation when working out how many rows of bricks were required, which meant I also miscalculated the thickness of the bed between the courses. Unfortunately, this meant that when we got to the bottom of the windows, and measured to the top to check we were still on track I realised the calculation was way off, and essentially all the work we had done so far had been wasted. </text:span></text:p>
      <text:p text:style-name="P34">From this point we had a couple of choices, we could try to reduce the size of the beds between the bricks then cut a small bit off the top to make it fit, or just pull it down to start again. I suggested we try and lay one course with the new bed thickness to see how it looks, and we did, but it looked terrible, so we made the decision to pull the wall down and start again, <text:span text:style-name="T22">to ensure the job was completed to a high quality, </text:span><text:span text:style-name="T23">and pleasing to look at.</text:span></text:p>
      <text:p text:style-name="P35">I felt bad about the mistake, and as such I came to work on Saturday, the next day, and spent half a day of my time putting right the mistake. Also, as a result I was much more careful about not just this, but all calculations in the future, double checking all my calculations to ensure I didn’t make a mistake and end up wasting time and effort.</text:p>
      <text:h text:style-name="Heading_20_3" text:outline-level="3"><text:span text:style-name="T24">9. </text:span>What checks and balances do you use to make sure that you don’t make mistakes?</text:h>
      <text:p text:style-name="P36">Previously, I have used peer review when working in teams to ensure mistakes are less likely to get through. For example, when I was senior tutor at UC, I would always circulate a test to <text:span text:style-name="T25">at least three other tutors to check all questions were reasonably able to be answered by students based on course materials, as well as checking for SPAG issues.</text:span></text:p>
      <text:p text:style-name="P37"><text:soft-page-break/>In terms of software, I have also utilised peer review, with myself and another tutor working together and reviewing each others code and test questions for potential bugs which may cause issues with the cohort. Also we would try and see if we could ‘cheat’ the code, which means a student may be allowed to pass through dishonest means. </text:p>
      <text:p text:style-name="P37">I have also used software I have written myself to ensure human error does not creep through. I automated my invoicing partly for this very reason, as before I was doing lots of copying and pasting, which required very thorough checking of each invoice to ensure peoples personal details were not shared with the wrong person. By automating this process, I not only saved significant time, but ensured invoicing was better organised, and completely error free.</text:p>
      <text:h text:style-name="Heading_20_3" text:outline-level="3"><text:span text:style-name="T28">10. </text:span>What engineering skills have you developed or improved upon during the past year?</text:h>
      <text:p text:style-name="P38">Over the last year I have mainly bee<text:span text:style-name="T26">n</text:span> working on my thesis, and I have greatly improved my written communication skills as a result. <text:span text:style-name="T27">Again, through peer review from my supervisor, I have been able to greatly improve my writing in terms of conciseness, as well as communicating technical ideas in a relevant context in a way that is easy to understand for someone who is possibly not versed in the subject area.</text:span></text:p>
      <text:h text:style-name="Heading_20_3" text:outline-level="3"><text:span text:style-name="T28">11. </text:span>What strengths do you have that make you a good engineer?</text:h>
      <text:p text:style-name="P39">I have a very persistent personality when applied to achieving something. There have been a lot of times through both my life and studies where I have succeeded by applying myself and not giving up, even when things were not going well. Also, I have found myself to be a very quick learner, which has helped me pick up new skills quickly to apply to problem solving, meaning I am able to try a variety of solutions to a problem to find a solution.</text:p>
      <text:p text:style-name="P27"><text:span text:style-name="T29">12. </text:span>What makes you unique?/<text:span text:style-name="T49">What makes you stand out?</text:span></text:p>
      <text:p text:style-name="P4">I think my background is quite rare in the engineering industry, having come from a very different career before embarking on this engineering journey. And when I look back and think about it, I think its quite an impressive journey, not wanting to toot my own horn. <text:span text:style-name="T35">However, I do believe there are parallels between the two. Both require practicality, and problem solving skills. Bricklaying has also taught me the value of persistence, and pushing through tough conditions to get a job finished. Admittedly, the types of ‘tough conditions’ are different, but the mental resilience transfers across, and helps me stay focused when tackling difficult problems.</text:span></text:p>
      <text:p text:style-name="P40"><text:a xlink:type="simple" xlink:href="https://www.indeed.com/career-advice/interviewing/how-would-your-coworkers-describe-you" office:target-frame-name="_blank" xlink:show="new" text:style-name="Internet_20_link" text:visited-style-name="Visited_20_Internet_20_Link"><text:span text:style-name="T31">1</text:span></text:a><text:span text:style-name="T31">3. How would your colleagues describe you?</text:span></text:p>
      <text:p text:style-name="P28">14. How do you organise your typical day?</text:p>
      <text:p text:style-name="P42">When working on projects, I have found a very effective way for me to manage my time is to spend 15-20 minutes at the start of each week writing down all the tasks I think I need to do to accomplish my goals that week. This way, I find that as soon as I arrive at work I have plans laid out for what I need to achieve that day, alongside an idea of how I may do it, so no time is wasted in the morning. Then at the end of each day I can modify the plan based on what I achieved that day vs what I thought I’d achieve. Having the plan also motivates me to get finished what I had written down that day. <text:span text:style-name="T36">I find it very beneficial to plan out my time like this, as it helps me focus on what I need to.</text:span></text:p>
      <text:p text:style-name="P28">15. What do you consider your strengths? What do you consider your weaknesses?</text:p>
      <text:p text:style-name="P5">I think one of my strengths is the ability to apply myself in an incredibly determined way to achieve my goals, which is something I have done extensively in the past, <text:span text:style-name="T37">when bricklaying, and through my studies. </text:span><text:span text:style-name="T38">For example, when I was a labourer, I would often arrive at work early to ensure everything was already prepared, ready for when the bricklayer arrives. This enabled me to immediately start working along the qualified bricklayers, gaining more experience more quickly, and accelerating my transition from labourer to bricklayer. Another example of this, is for about 6 months before I </text:span><text:soft-page-break/><text:span text:style-name="T38">returned to university, I began studying the NCEA maths and physics curriculums every evening to ensure I was at a similar level to my peers who were starting right out of school.</text:span></text:p>
      <text:p text:style-name="P6">I have excellent organisational and time management skills, having balanced studies alongside tutoring at the university, my private tutoring, working at a <text:span text:style-name="T39">distribution warehouse. The only way I was able to balance so many things was through good planning and time management skills. I always ensured I completed all of my lesson planning at the weekend, so I didn’t need to waste any time during the week on this task. All my Ph.D work was planned out, from a high level, down to tasks I needed to achieve that day, and as such I never wasted any time on working out what the next step for each day to be, and as soon as a task was done I had a plan to know what was next, so I could move straight to it. </text:span><text:span text:style-name="T40">I also think I’m a good problem solver, as a result of the way I plan tasks, as the method inherently involves breaking bigger tasks down into smaller, more manageable ones, which means I am able to break down complex tasks into a series of much smaller more manageable things which are easier to process.</text:span></text:p>
      <text:p text:style-name="P8">I also really enjoy teamwork, and thus I think that is a strength of mine too. When I think back over my PhD and beyond, the absolute most fun times have been working with a team of people to achieve something, and how good it feels to be a valuable team member. I also feel very motivated when I work in a team, because I really don’t want to let anyone down, and so I really enjoy the motivation that gives me to push myself and be valued by my peers.</text:p>
      <text:p text:style-name="P7">I think one of my biggest weaknesses is that I feel I get imposter syndrome quite badly, as a result of my background, because where I came from is quite different to a lot of engineers, and almost everyone in PhD programmes, I definitely feel I don’t deserve to be there when I compare myself to my peers. This is something I’ve been trying to work on, in some aspects by taking on tasks outside the scope of a usual PhD student to prove to myself and others that I can do it, and I do deserve to be there.</text:p>
      <text:p text:style-name="P28">16. How do you handle failure? <text:span text:style-name="T41">Can you think of a time you failed as an example?</text:span></text:p>
      <text:p text:style-name="P9">I think I could say that my first lecture I gave was pretty much a failure. Initially, I had technology problems, which meant I couldn’t use the surface to deliver the lecture, and had to use paper, which threw me off right from the start. The other problem with this lecture was that it was essentially 2 hours of maths and derivations, which was incredibly dry, and so it wasn't really a great topic as a first lecture.</text:p>
      <text:p text:style-name="P9">As a result, I <text:span text:style-name="T42">really had to take a step back at the end of that lecture, and I got my friend, who was also a lecturer, to show me how to use the technology properly in the lecture hall. The next lecture was also much more interactive, which was great, and I was able to ask the class questions to assess if they were understanding, and make the lecture a lot more involved and fun. As I went on, I built upon this even more, and would take short breaks in the lecture to allow students to answer questions themselves and then discuss different answers and why they were right and wrong.</text:span></text:p>
      <text:p text:style-name="P28">17. How do you feel about constructive criticism</text:p>
      <text:p text:style-name="P10">Constructive criticism is great, and <text:span text:style-name="T43">as per my previous example, after my first lecture I did receive some from a couple of students that I should write a little less, and address the class more, and make lessons more interactive, all feedback I implemented which improved my lecturing.</text:span></text:p>
      <text:p text:style-name="P28">18. What are your interests and hobbies outside of work?</text:p>
      <text:p text:style-name="P29">19. What do you like about the engineering field?</text:p>
      <text:p text:style-name="P11">There's a few different things I like about the engineering field. Firstly, I like that you get to mix creativity with practical skills, to come up with cool ways to do things. I think I am the sort of person who likes my projects to have a real-world, practical edge and application, which is why I decided not to pursue software engineering and was drawn towards electrical engineering and embedded systems. For me, I also like the idea that the things I am working on can have a positive impact, and <text:soft-page-break/>the engineering field is great for this, and this is also something which really attracted me to the role at SPS, as not only are you all working with really cool technologies, but implementing them in a way which has really positive outcomes.</text:p>
      <text:p text:style-name="P29">20. What is the biggest challenge you have faced as an engineer?</text:p>
      <text:p text:style-name="P17">I’d have to say finishing my PhD would be the greatest challenge I have faced so far, <text:span text:style-name="T53">as it required not only technical skills, but also dedication, self motivation and resilience.</text:span> </text:p>
      <text:p text:style-name="P18">During my PhD I encountered numerous obstacles, including experiments not yielding expected results, and needing to push through tasks I didn’t particularly enjoy. For example, there were times when I spent weeks troubleshooting experiments, and analysing results which seemed inconclusive, trying to identify the roadblocks which were causing experiments not to work, before trying new things, and then moving into the next roadblock. I think this experience has really taught me the importance of persistence and adaptability.</text:p>
      <text:p text:style-name="P18">I also was required to break down a complex problem into many more manageable steps, and was responsible for setting my own milestones, managing my time effectively and adapting my approach based on new findings. Ultimately, I think completing the PhD has been very difficult, but rewarding, and I have learnt lot about my ability to overcome challenges and stay focused on long term goals. </text:p>
      <text:p text:style-name="P29">21. What is your greatest success that you've had in engineering?</text:p>
      <text:p text:style-name="P12">I think <text:span text:style-name="T44">the</text:span> greatest success I have had in engineering was the completion of <text:span text:style-name="T44">my</text:span> clinical trial. <text:span text:style-name="T45">It was really great to have my device, which I had been working on for a large portion of my PhD, trialled in real diabetes patients, and to see it succeed. I had put so much planning into the trial, including completing all the required documentation to get it through the HDEC ethics, as well as all the work into the development of the device, and preparing everything for the trial. At the point of beginning the trial, we were at a cost of about $40,000, so there was a lot on the line but I was super happy for everything to work out and see successful results. After submitting an abstract summarising my results to NZSSD, the nationwide endocrinology conference, I was invited to present my results to medical professionals at the conference, and was really happy that people showed real interest in the device, with many coming to ask me if they could see the device after the conference.</text:span></text:p>
      <text:p text:style-name="P29">22. Describe the steps you take when planning a project.</text:p>
      <text:p text:style-name="P13">When planning a project, I initially sit down and think about what different aspects need to come together to make the project successful. Then, I think about which of these are most likely to be difficult to achieve, and focus on how I might achieve those, often by breaking the problem down again in the same way. If there is any part of the project of which functioning is absolutely key to success, I will work to prove that first, to ensure the project doesn’t fall at the end due to something which could have been tested at the start. I will then plan to work on achieving success within different parts of the system in isolation, with the goal of putting all the smaller parts together.</text:p>
      <text:p text:style-name="P14">An example of this is a project I am working on now for my own home. The project is a system I would like to install in my garage which will enable me to open and close my garage door from cell phone, as well as automatically closing the garage door if I forget to do it, and finally, a parking sensor, which will make it easier to get our car into the garage. For this project, and absolutely critical thing is the interfacing of the board I will design with the installed garage door opener. I tested this using a breadboard and Arduino, to very quickly assess if it is possible to activate the opener in that way.</text:p>
      <text:p text:style-name="P14">With that complete, I know the project is possible, and so I moved on to thinking about what would next be the most difficult thing to implement. Since commands will be sent from the phone, over Wi-Fi and through <text:span text:style-name="T46">I identified connecting the ESP and allowing it to receive commands as the next most critical tas</text:span><text:span text:style-name="T47">k</text:span><text:span text:style-name="T46">, and so this is what I’m working on now. Once all aspects of the system have been </text:span><text:soft-page-break/><text:span text:style-name="T46">created separately, I will start adding the pieces of the system together one at a time, until the system is complete and ready to deploy.</text:span></text:p>
      <text:p text:style-name="P29">23. How do you handle surprises that arise when working on a project?</text:p>
      <text:p text:style-name="P19">One of the most challenging surprises I faced was during a clinical trial for an my insulin pump, when due to a mix up the trial wasn’t run exactly as per the protocol, meaning the device didn’t perform as per the testing I had done prior to the study. While the protocol required the insulin cartridges to be full, the doctor only filled them up to be less than 10% full, meaning the pump did not deliver as expected based on my testing.</text:p>
      <text:p text:style-name="P19">As a result, one patient’s ketones and BG began rising, which is a sign that someone is not receiving insulin. I was able to disconnect the pump, open the device and I quickly saw the issue, as the plunger which compresses the cartridge was right at the limit of the lead screw. Once I saw the problem, I made the suggestion to the doctors on site that we fill the cartridges as per the <text:span text:style-name="T54">protocol, so the pump was operating right through the cartridges range, in the region which was well tested.</text:span></text:p>
      <text:p text:style-name="P20">The fix was implemented and worked, which meant the trial was able to continue, and from this point on all other patients showed the expected BG parameters. I was pretty pleased with that outcome as even under the pressure of the trial I was able to quickly diagnose the issue and suggest a fix.</text:p>
      <text:p text:style-name="P41"><text:span text:style-name="T32">24. </text:span><text:span text:style-name="T30">What will be your biggest challenge in this position?</text:span></text:p>
      <text:p text:style-name="P15">I think starting out, the transition from academia to industry will be a very steep learning curve. I think the first 6 months will be very full-on, becoming familiar with new systems, and tools, and a different way of working, but I’m sure I’ll be able to get up speed with everything, <text:span text:style-name="T48">as I have made huge shifts previously, have always been able to adapt to the new environment and quickly learn the skills I need within the role. I’m really keen to learn from good people and really move up to the next level in engineering, and I learn things quickly, especially when I’m immersed in it, so I believe I will adapt quickly and be making meaningful contributions to the team.</text:span></text:p>
      <text:p text:style-name="P41"><text:span text:style-name="T32">25. </text:span><text:span text:style-name="T30">Who was your go-to person when you encountered a problem on a project that you couldn’t solve alone? Why was that person your go-to person?</text:span></text:p>
      <text:p text:style-name="P41"><text:span text:style-name="T32">26. </text:span><text:span text:style-name="T30">If you weren’t an engineer, what would you want to be doing instead?</text:span></text:p>
      <text:p text:style-name="P41"><text:span text:style-name="T33">27. </text:span><text:span text:style-name="T30">How do you manage a situation where you d</text:span><text:span text:style-name="T34">o</text:span><text:span text:style-name="T30">n’t know the answer to something?</text:span></text:p>
      <text:p text:style-name="P21">I think when I don’t know the answer to something, I’ll often try to identify what I think could be the answer based on my observations. I’ll then conduct research to try and find which is the most likely cause, either through reading available materials on similar topics, or speaking to someone who is an expert in the topic, and going through some ideas with them.</text:p>
      <text:p text:style-name="P21">Based on this, I will make adjustments to the situation to test my hypotheses and see if I can identify the causes.</text:p>
      <text:p text:style-name="P31">28. What motivates you?</text:p>
      <text:p text:style-name="P16"><text:span text:style-name="T49">In terms of motivation, I am looking for a </text:span><text:span text:style-name="T50">few</text:span><text:span text:style-name="T49"> things. Firstly, I want to find a job where I am working with cool technologies, </text:span><text:span text:style-name="T50">which make me excited to come to work everyday </text:span><text:span text:style-name="T51">and tell people what I do.</text:span><text:span text:style-name="T50"> </text:span><text:span text:style-name="T51">Its also important for me to feel my work is making a positive impact on a larger scale, and I am contributing something valuable. Finally, I have really realised over the last few years how much I like working in a team, and so this is important for me too to stay motivated throughout the day.</text:span></text:p>
      <text:p text:style-name="P30"><text:span text:style-name="T52">29. </text:span>Give an example of a time where you demonstrated good attention to detail.</text:p>
      <text:p text:style-name="P16"/>
      <text:p text:style-name="P29"/>
      <text:p text:style-name="P32"><text:soft-page-break/>30. Tell me about yourself…</text:p>
      <text:list xml:id="list3963584428" text:style-name="L1">
        <text:list-item>
          <text:p text:style-name="P47"><text:span text:style-name="T57">R</text:span><text:span text:style-name="T56">ecently submitted thesis, PhD now essentially complete, </text:span><text:span text:style-name="T58">looking to transition from academia to industry</text:span></text:p>
        </text:list-item>
        <text:list-item>
          <text:p text:style-name="P49"><text:span text:style-name="T59">used to work</text:span><text:span text:style-name="T56"> as brickie, after 5 years not getting any satisfaction or challenge, </text:span><text:span text:style-name="T59">not meaningful.</text:span></text:p>
        </text:list-item>
        <text:list-item>
          <text:p text:style-name="P51"><text:span text:style-name="T56">Decided to do eng as I like making things, and I thought it would be intellectually challeng</text:span><text:span text:style-name="T59">ing</text:span><text:span text:style-name="T56"> too</text:span></text:p>
        </text:list-item>
        <text:list-item>
          <text:p text:style-name="P51"><text:span text:style-name="T56">After finishing degree was offered hardware PhD by supervisor, took it as very interested and liked the positive outcomes the project could deliver.</text:span></text:p>
        </text:list-item>
        <text:list-item>
          <text:p text:style-name="P53"><text:span text:style-name="T56">Love cycling, play in band, </text:span></text:p>
        </text:list-item>
      </text:list>
      <text:p text:style-name="P52"><text:span text:style-name="T56"/></text:p>
      <text:p text:style-name="P48"><text:span text:style-name="T56"/></text:p>
      <text:p text:style-name="P48"><text:span text:style-name="T56"/></text:p>
      <text:p text:style-name="P50">Good Links</text:p>
      <text:p text:style-name="P50">https://www.inc.com/jeff-haden/27-most-commonly-asked-job-interviewers-questions-and-answers.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in Modern Mono Light" svg:font-family="'Latin Modern Mono Light'" style:font-adornments="10 Bold" style:font-pitch="fixed"/>
    <style:font-face style:name="Latin Modern Mono Light1" svg:font-family="'Latin Modern Mono Light'" style:font-adornments="10 Regular"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ab-stops/>
      </style:paragraph-properties>
      <style:text-properties style:font-name="Latin Modern Mono Light1" fo:font-family="'Latin Modern Mono Light'" style:font-style-name="10 Regular" style:font-pitch="fixed" fo:font-size="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atin Modern Mono Light" fo:font-family="'Latin Modern Mono Light'" style:font-style-name="10 Bold" style:font-pitch="fixed"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atin Modern Mono Light" fo:font-family="'Latin Modern Mono Light'" style:font-style-name="10 Bold" style:font-pitch="fixed" fo:font-size="11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NZ">$</number:currency-symbol>
      <number:number number:decimal-places="0" number:min-decimal-places="0" number:min-integer-digits="1" number:grouping="true"/>
    </number:currency-style>
    <number:currency-style style:name="N122">
      <number:text>-</number:text>
      <number:currency-symbol number:language="en" number:country="NZ">$</number:currency-symbol>
      <number:number number:decimal-places="0" number:min-decimal-places="0" number:min-integer-digits="1" number:grouping="true"/>
      <style:map style:condition="value()&gt;=0" style:apply-style-name="N122P0"/>
    </number:currency-style>
    <number:currency-style style:name="N121P0" style:volatile="true">
      <number:currency-symbol number:language="en" number:country="NZ">$</number:currency-symbol>
      <number:number number:decimal-places="2" number:min-decimal-places="2" number:min-integer-digits="1" number:grouping="true"/>
    </number:currency-style>
    <number:currency-style style:name="N121">
      <number:text>-</number:text>
      <number:currency-symbol number:language="en" number:country="NZ">$</number:currency-symbol>
      <number:number number:decimal-places="2" number:min-decimal-places="2" number:min-integer-digits="1" number:grouping="true"/>
      <style:map style:condition="value()&gt;=0" style:apply-style-name="N121P0"/>
    </number:currency-style>
    <number:currency-style style:name="N120P0" style:volatile="true">
      <number:currency-symbol number:language="en" number:country="NZ">$</number:currency-symbol>
      <number:number number:decimal-places="0" number:min-decimal-places="0" number:min-integer-digits="1" number:grouping="true"/>
    </number:currency-style>
    <number:currency-style style:name="N120">
      <style:text-properties fo:color="#ff0000"/>
      <number:text>-</number:text>
      <number:currency-symbol number:language="en" number:country="NZ">$</number:currency-symbol>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NZ">$</number:currency-symbol>
      <number:number number:decimal-places="2" number:min-decimal-places="2" number:min-integer-digits="1" number:grouping="true"/>
    </number:currency-style>
    <number:currency-style style:name="N118">
      <style:text-properties fo:color="#ff0000"/>
      <number:text>-</number:text>
      <number:currency-symbol number:language="en" number:country="NZ">$</number:currency-symbol>
      <number:number number:decimal-places="2" number:min-decimal-places="2" number:min-integer-digits="1" number:grouping="true"/>
      <style:map style:condition="value()&gt;=0" style:apply-style-name="N118P0"/>
    </number:currency-style>
    <number:currency-style style:name="N116P0" style:volatile="true">
      <number:currency-symbol number:language="en" number:country="NZ">$</number:currency-symbol>
      <number:number number:decimal-places="2" number: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number:min-decimal-places="0" number:min-integer-digits="1" number:decimal-replacement="--" number:grouping="true"/>
      <style:map style:condition="value()&gt;=0" style:apply-style-name="N116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1:19:46.951891418</meta:creation-date>
    <dc:date>2025-03-17T12:46:45.969835567</dc:date>
    <meta:editing-duration>PT12H50M5S</meta:editing-duration>
    <meta:editing-cycles>101</meta:editing-cycles>
    <meta:generator>LibreOffice/7.3.7.2$Linux_X86_64 LibreOffice_project/30$Build-2</meta:generator>
    <meta:print-date>2025-03-04T00:03:06.232346089</meta:print-date>
    <meta:document-statistic meta:table-count="0" meta:image-count="0" meta:object-count="0" meta:page-count="7" meta:paragraph-count="78" meta:word-count="4356" meta:character-count="24240" meta:non-whitespace-character-count="19958"/>
  </office:meta>
</office:document-meta>
</file>